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2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9.36pt" svg:height="190.89pt" svg:x="1094.71pt" svg:y="189.75pt">
            <draw:object draw:notify-on-update-of-ranges="Sheet1.F11:Sheet1.F13 Sheet1.G11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9.1pt" svg:y="489.23pt">
            <draw:object draw:notify-on-update-of-ranges="Sheet1.F39:Sheet1.F50 Sheet1.G39:Sheet1.G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rn &amp; Soundtrack/Pop/Stefan Serfling - Ziegenmühlen Session/10 Down On The Corner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talcore/While She Sleeps/While She Sleeps - Brainwashed/01 The Devid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Symphonic Metal/Delain - Interlude/08 - Delain - Mother Machine (Live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Symphonic Metal/Within Temptation - Let Us Burn/WITHIN TEMPTATION-Within Temptation - Sanctuary (Intro) (Live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June/Pig Squeals And Breakdowns - June - 10 Without A Martyr - Medusa's Gaz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100 Meisterwerke der Klassik/Offenbach_ Orpheus In The Underworld (Orphée aux enfers) - Can-Can (Live At Grosser Saal, Musikverei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EAV - Best Of/19 - Alles Gute EAV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Power Metal/Blind Guardian - Imaginations Through The Looking Glass/Title1 - War of Wrath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Saxon - Crusader/Saxon-The Crusader Prelude (Instrumental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Fort Joy - Battl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Ivan Torrent - Reverie - The Compilation Album/15 - Glimmer of Hope (feat. Aeralie Brighton)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rn &amp; Soundtrack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dern &amp; Soundtrack/Soundtrack/The Witcher 3 - Soundtrack/The Witcher 3 OST/17 Eyes of the Wolf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al &amp; Roc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etal &amp; Rock/Metalcore/While She Sleeps/While She Sleeps - This Is The Six/14-Weathered Man Alternat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&amp; Klassi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Symphony Of The Void - Alternate Versio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Marcin Patrzalek - Hush/03_Salt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Yann Tiersen - Goodbye Lenin !/14 - Dishe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arksouls III - Soundtrack/05 - Iudex Gundyr - Tsukasa Saitoh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The Witcher 3 OST/13 City of Intrigue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ACDC - Live At Donington/AC DC - Dirty Deeds Done Dirt Cheap (Official Video [Donington]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Hearts of Stone OST/07 - Breaking I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Symphonic Metal/Epica - Retrospect/Epica-Design Your Univers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March/Pig Squeals And Breakdowns - March - 08 Roadburn - Misty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Boss Music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Blackguards - Soundtrack/03_Unknown Artist_The living forest.mp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Ghost/Ghost - Meliora (Deluxe Edition)/03 - Ciric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gs/Klassik/Rachmaninoff - Morceaux de fantaisie, Op. 3_ No. 2 in C-Sharp Minor, Prelude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October/Pig Squeals And Breakdowns - October - 07 We Are The Enemy - From Lust To Disgust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Saxon - Crusader/Saxon-Set Me Free (Sweet Cover) (Kaley Studio Demos 1983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tmospheric &amp; Nichtmetallisches/Heilung - Lifa/Heilung - LIFA - 01 Opening Ceremony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Lady Vengeance - Final Departur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An Evening in Rivendell/04 There is an Inn, a Merry Old Inn...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In Flames/In Flames - Sounds From The Heart Of Gothenburg/06 Where the Dead Ships Dwell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gs/Rock Pop/Folky &amp; Instrumental/Lord Of The Rings - The Battle Of The Pelennor Field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 SUM([.G35:.G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zz &amp; Klassik/100 Meisterwerke der Klassik/Wagner_ Die Walküre - Concert Version _ Dritter Aufzug - Der Walkürenritt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Adrian von Ziegler - Starchaser/Adrian Von Ziegler - Countdow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amond City Radio - Music Inspired by Fallout 4/03 - Orange Coloured Sky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arksouls III - Soundtrack/16 - Ancient Wyvern - Yuka Kitamur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Doom/Opeth - The Roundhouse Tapes/01-When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amond City Radio - Music Inspired by Fallout 4/04 - Atom Bomb Baby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undtrack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dern &amp; Soundtrack/Soundtrack/Darksouls III - Soundtrack/14 - Old Demon King - Motoi Sakurab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ath Met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tal &amp; Rock/Compilations/Pig Squeals And Breakdowns/Pig Squeals And Breakdowns - Volume II/Pig Squeals And Breakdowns - Volume II - 08 Solus Dues - Odium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ther Met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tal &amp; Rock/Folk Metal/Skalmöld - Vögguvisur Yggdrasils (Bonus)/08 - Skalmöld - Daudi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chestral &amp; Instrument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rn &amp; Soundtrack/Soundtrack/The Witcher 3 - Soundtrack/Blood and Wine OST/06 I Cannot Let You Leav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avy Met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tal &amp; Rock/Alternative Metal/Lindemann - Skills In Pills/03 - Lindemann - Fat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ssi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tal &amp; Rock/Atmospheric &amp; Nichtmetallisches/Heilung - Lifa/Heilung - LIFA - 04 Carpathian Forest LIV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dern &amp; Soundtrack/Orchestral &amp; Instrumental/Havasi - Symphonic II/09 - Waving Flag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mospheric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al &amp; Rock/Melodic Death Metal/In Flames/In Flames - Soundtrack To Your Escape/02 The Quiet Plac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ern &amp; Soundtrack/Electronic/Gorillaz - Demon Days/14 - Don't Get Lost In Heave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ern &amp; Soundtrack/Soundtrack/The Witcher 3 - Soundtrack/The Witcher 3 OST/02 Geralt of Rivi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ev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 &amp; Rock/Metalcore/Bring Me The Horizon - Thats The Spirit/01_Bring Me The Horizon_Doomed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 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rn &amp; Soundtrack/Orchestral &amp; Instrumental/Two Steps From Hell - Classics I/10-Two Steps From Hell-Birth Of A Hero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Mozart/Mozart- Premium Edition, Vol. 3/04 Spur 4.w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In Flames/In Flames - Reroute To Remain/13_In Flames_Metaphor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Electronic/DEF CON 25- The Official Soundtrack/Ninjula - DEF CON 25- The Official Soundtrack - 09 Livewir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Blackguards - Soundtrack/13_Unknown Artist_Count Uria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ACDC - Live At Donington/AC DC - Highway To Hell (Official Video [Donington]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100 Meisterwerke der Klassik/Handel_ Solomon, HWV 67 - Ankunft der Königin von Saba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Piano Collection/CD23 - Grieg/17 Op.65 No.6 Wedding day at Troldhaugen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Progressive Metal/Dream Theater - Dream Theater/07 Surrender to Reason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Iron Maiden - From Fear To Eternity/Iron Maiden-Afraid To Shoot Stranger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The Circle Pit Compilation II - Part Three/01 Monolith - Origin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tmospheric &amp; Nichtmetallisches/Skyforest - Unity/Skyforest - Unity - 03 Autumnal Embrac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Volume I/Decrepity - Volume I - 08 End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Blood and Wine OST/19 Guillaume versus the Shaelmaar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Mittelalter/Ars Floreo - Die Vaganten Der Wildnis/06 In Tabern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Ivan Torrent - Reverie - The Compilation Album/20 - Luminous Day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Folk Metal/Eluveitie - Origins/Eluveitie-Nothing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June/Pig Squeals And Breakdowns - June - 09 Mendacity - Building With Broken Finger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Motörhead - You'll Get Yours/12_Motörhead_Louie Loui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At The Gates/At The Gates - To Drink From The Night Itself/01 Der Widerstand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Motörhead - You'll Get Yours/01_Motörhead_Ace Of Spade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Shadowrun Hong Kong Soundtrack/SRHK_OfficialSoundtrack_320/TheMatrixCombat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Leinwandträume/Alles über Eva (Liebestraum Walzer No.3)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reamfall Soundtrack/01 - Dreamfall Them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Two Steps From Hell - Classics I/02-Two Steps From Hell-Armad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Technical Death Metal/Aephanemer/Aephanemer - Memento Mori/09 Memento Mori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Ivan Torrent - Reverie - The Compilation Album/24 - The Dark On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Hip Hop/Mixtapemonkey/Bitches/Tinashe - In Case We Die/Tinashe - In Case We Die/08 - Another Seaso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Progressive Metal/Dream Theater - Dream Theater/08 Along for the Rid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Death Metal/Deserted Fear/Deserted Fear - Dead Shores Rising/01 Intro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100 Meisterwerke der Klassik/Verdi_ Aida _ Act 2 - _Gloria all'Egitto_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EAV - Best Of/18 - Hei+ƒe N+ñchte in Palermo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Airbourne - Black Dog Barking/06 Live It Up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lternative Metal/System Of A Down - Storaged Melodies/19 Virginity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Fall/Pig Squeals And Breakdowns - Fall - 23 Take The Reigns - My Succubu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Carmina Burana/12 Olim lacus colueram.w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The Dome 49/CD1/20 P.ower of A.merican N.atives 2009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Sommernacht/14_Various Artists_Kammerorchester Basel Bouree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Mass Effect 3/19 - The Fleets Arriv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The Witcher 3 OST/03 Eredin, King of the Hunt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Rock'n'Pop - Christmas/12 John Lennon , Happy X-mas (war is over)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lternative Metal/Rammstein - Videos 95-11/Sonn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Abba - Waterloo/06 Dance (While the Music Still Goes On)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Two Steps From Hell - Classics II/12 Flameheart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January/Pig Squeals And Breakdowns - January - 13 Shadows of Deceit - Walk Away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lternative Metal/Lindemann - Skills In Pills/01 - Lindemann - Skills In Pill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Folk Metal/Skalmöld - Sinfoniuhljomsveit Islands/Skálmöld Sinfóníuhljómsveit Íslands-Innrá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Dark Tranquillity/Dark Tranquillity - Atoma/13 - The Absolut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arksouls III - Soundtrack/11 - Pontiff Sulyvahn - Yuka Kitamur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Hearts of Stone OST/09 - The House Of The Borsodi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1:.B100])" office:value-type="float" office:value="10" calcext:value-type="float">
            <text:p>10</text:p>
          </table:table-cell>
          <table:table-cell table:formula="of:=SUM([.C1:.C100])" office:value-type="float" office:value="44" calcext:value-type="float">
            <text:p>44</text:p>
          </table:table-cell>
          <table:table-cell table:formula="of:=SUM([.D1:.D100])" office:value-type="float" office:value="46" calcext:value-type="float">
            <text:p>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2:38:46.077340709</meta:creation-date>
    <dc:date>2019-01-18T13:06:51.228583480</dc:date>
    <meta:editing-duration>PT6M14S</meta:editing-duration>
    <meta:editing-cycles>1</meta:editing-cycles>
    <meta:document-statistic meta:table-count="1" meta:cell-count="43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73cm" svg:height="6.735cm" xlink:href=".." xlink:type="simple" chart:class="chart:circle" chart:style-name="ch1">
        <chart:title svg:x="3.019cm" svg:y="0.27cm" chart:style-name="ch2">
          <text:p>Construction Noise Similarity</text:p>
        </chart:title>
        <chart:legend chart:legend-position="end" svg:x="7.884cm" svg:y="2.57cm" style:legend-expansion="high" chart:style-name="ch3"/>
        <chart:plot-area chart:style-name="ch4" table:cell-range-address="Sheet1.F11:Sheet1.G13" chart:data-source-has-labels="column" svg:x="0.239cm" svg:y="1.183cm" svg:width="7.406cm" svg:height="5.418cm">
          <chartooo:coordinate-region svg:x="1.233cm" svg:y="1.184cm" svg:width="5.417cm" svg:height="5.417cm"/>
          <chart:axis chart:dimension="x" chart:name="primary-x" chart:style-name="ch5" chartooo:axis-type="auto">
            <chartooo:date-scale/>
            <chart:categories table:cell-range-address="Sheet1.F11:Sheet1.F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11:Sheet1.G1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Modern &amp; Soundtrack</text:p>
                <draw:g>
                  <svg:desc>Sheet1.F11:Sheet1.F13</svg:desc>
                </draw:g>
              </table:table-cell>
              <table:table-cell office:value-type="float" office:value="44">
                <text:p>44</text:p>
                <draw:g>
                  <svg:desc>Sheet1.G11:Sheet1.G13</svg:desc>
                </draw:g>
              </table:table-cell>
            </table:table-row>
            <table:table-row>
              <table:table-cell office:value-type="string">
                <text:p>Metal &amp; Rock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Jazz &amp; Klassik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4cm" svg:y="0.316cm" chart:style-name="ch2">
          <text:p>Construction Noise 2</text:p>
        </chart:title>
        <chart:legend chart:legend-position="end" svg:x="11.303cm" svg:y="1.462cm" style:legend-expansion="high" chart:style-name="ch3"/>
        <chart:plot-area chart:style-name="ch4" table:cell-range-address="Sheet1.F39:Sheet1.G50" chart:data-source-has-labels="column" svg:x="0.32cm" svg:y="1.275cm" svg:width="10.663cm" svg:height="7.545cm">
          <chartooo:coordinate-region svg:x="1.88cm" svg:y="1.276cm" svg:width="7.543cm" svg:height="7.543cm"/>
          <chart:axis chart:dimension="x" chart:name="primary-x" chart:style-name="ch5" chartooo:axis-type="auto">
            <chartooo:date-scale/>
            <chart:categories table:cell-range-address="Sheet1.F39:Sheet1.F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39:Sheet1.G5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oundtrack</text:p>
                <draw:g>
                  <svg:desc>Sheet1.F39:Sheet1.F50</svg:desc>
                </draw:g>
              </table:table-cell>
              <table:table-cell office:value-type="float" office:value="24">
                <text:p>24</text:p>
                <draw:g>
                  <svg:desc>Sheet1.G39:Sheet1.G50</svg:desc>
                </draw:g>
              </table:table-cell>
            </table:table-row>
            <table:table-row>
              <table:table-cell office:value-type="string">
                <text:p>Death Metal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ther Metal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rchestral &amp; Instrument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avy Met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lassik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op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tmospheric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ectronic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diev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p Ho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